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26pt" fo:language="en" fo:country="US" officeooo:rsid="000ff4f9" officeooo:paragraph-rsid="000ff4f9"/>
    </style:style>
    <style:style style:name="P2" style:family="paragraph" style:parent-style-name="Standard">
      <style:text-properties fo:font-size="26pt" fo:language="en" fo:country="US" officeooo:rsid="000ff4f9" officeooo:paragraph-rsid="000ff4f9"/>
    </style:style>
    <style:style style:name="P3" style:family="paragraph" style:parent-style-name="Standard">
      <style:text-properties fo:font-size="26pt" fo:language="en" fo:country="US" officeooo:rsid="000ff4f9" officeooo:paragraph-rsid="002bdc1a"/>
    </style:style>
    <style:style style:name="P4" style:family="paragraph" style:parent-style-name="Standard" style:list-style-name="L7">
      <style:text-properties fo:font-size="26pt" fo:language="en" fo:country="US" officeooo:rsid="000ff4f9" officeooo:paragraph-rsid="002bdc1a"/>
    </style:style>
    <style:style style:name="P5" style:family="paragraph" style:parent-style-name="Standard" style:list-style-name="L2">
      <style:text-properties officeooo:paragraph-rsid="0022946b"/>
    </style:style>
    <style:style style:name="P6" style:family="paragraph" style:parent-style-name="Standard" style:list-style-name="L2">
      <style:text-properties officeooo:paragraph-rsid="00230f67"/>
    </style:style>
    <style:style style:name="P7" style:family="paragraph" style:parent-style-name="Standard" style:list-style-name="L3">
      <style:text-properties officeooo:paragraph-rsid="002607fa"/>
    </style:style>
    <style:style style:name="P8" style:family="paragraph" style:parent-style-name="Standard" style:list-style-name="L3">
      <style:text-properties officeooo:paragraph-rsid="002713a4"/>
    </style:style>
    <style:style style:name="P9" style:family="paragraph" style:parent-style-name="Standard" style:list-style-name="L4">
      <style:text-properties officeooo:paragraph-rsid="001a6118"/>
    </style:style>
    <style:style style:name="P10" style:family="paragraph" style:parent-style-name="Standard" style:list-style-name="L2">
      <style:text-properties fo:font-size="14pt" fo:language="en" fo:country="US" officeooo:paragraph-rsid="0022946b"/>
    </style:style>
    <style:style style:name="P11" style:family="paragraph" style:parent-style-name="Standard" style:list-style-name="L2">
      <style:text-properties fo:font-size="14pt" fo:language="en" fo:country="US" officeooo:paragraph-rsid="0022946b" style:font-size-asian="14pt" style:font-size-complex="14pt"/>
    </style:style>
    <style:style style:name="P12" style:family="paragraph" style:parent-style-name="Standard" style:list-style-name="L2">
      <style:text-properties style:font-name="Times New Roman" fo:font-size="14pt" fo:language="ro" fo:country="RO" officeooo:paragraph-rsid="00230f67"/>
    </style:style>
    <style:style style:name="P13" style:family="paragraph" style:parent-style-name="Standard">
      <style:text-properties officeooo:paragraph-rsid="002466c5"/>
    </style:style>
    <style:style style:name="P14" style:family="paragraph" style:parent-style-name="Standard">
      <style:text-properties fo:language="en" fo:country="US" officeooo:paragraph-rsid="00203d8d"/>
    </style:style>
    <style:style style:name="P15" style:family="paragraph" style:parent-style-name="Standard">
      <style:text-properties fo:language="en" fo:country="US" officeooo:paragraph-rsid="001986cf"/>
    </style:style>
    <style:style style:name="P16" style:family="paragraph" style:parent-style-name="Standard">
      <style:text-properties fo:language="en" fo:country="US" officeooo:paragraph-rsid="001a6118"/>
    </style:style>
    <style:style style:name="P17" style:family="paragraph" style:parent-style-name="Standard">
      <style:text-properties fo:language="en" fo:country="US" officeooo:paragraph-rsid="0021766a"/>
    </style:style>
    <style:style style:name="P18" style:family="paragraph" style:parent-style-name="Standard">
      <style:text-properties fo:language="en" fo:country="US" officeooo:paragraph-rsid="002b9d30"/>
    </style:style>
    <style:style style:name="P19" style:family="paragraph" style:parent-style-name="Standard" style:list-style-name="L6">
      <style:text-properties fo:language="en" fo:country="US" officeooo:paragraph-rsid="002b9d30"/>
    </style:style>
    <style:style style:name="P20" style:family="paragraph" style:parent-style-name="Standard" style:list-style-name="L7">
      <style:text-properties fo:color="#b3b3b3" fo:font-size="26pt" fo:language="en" fo:country="US" officeooo:rsid="000ff4f9" officeooo:paragraph-rsid="00317eb1"/>
    </style:style>
    <style:style style:name="P21" style:family="paragraph" style:parent-style-name="Heading_20_1">
      <style:paragraph-properties fo:break-before="page"/>
      <style:text-properties fo:font-size="26pt" style:font-size-asian="26pt" style:font-size-complex="26pt"/>
    </style:style>
    <style:style style:name="P22" style:family="paragraph" style:parent-style-name="Heading_20_1">
      <style:paragraph-properties fo:break-before="page"/>
      <style:text-properties fo:font-size="26pt" fo:language="en" fo:country="US" style:font-size-asian="26pt" style:font-size-complex="26pt"/>
    </style:style>
    <style:style style:name="P23" style:family="paragraph" style:parent-style-name="Heading_20_1">
      <style:paragraph-properties fo:break-before="page"/>
      <style:text-properties fo:language="en" fo:country="US"/>
    </style:style>
    <style:style style:name="P24" style:family="paragraph" style:parent-style-name="Heading_20_1">
      <style:paragraph-properties fo:text-align="center" style:justify-single-word="false"/>
      <style:text-properties fo:language="en" fo:country="US" officeooo:paragraph-rsid="002a043c"/>
    </style:style>
    <style:style style:name="T1" style:family="text">
      <style:text-properties fo:font-weight="bold" officeooo:rsid="002bdc1a" style:font-weight-asian="bold" style:font-weight-complex="bold"/>
    </style:style>
    <style:style style:name="T2" style:family="text">
      <style:text-properties officeooo:rsid="001465c2"/>
    </style:style>
    <style:style style:name="T3" style:family="text">
      <style:text-properties officeooo:rsid="00150f9b"/>
    </style:style>
    <style:style style:name="T4" style:family="text">
      <style:text-properties officeooo:rsid="001986cf"/>
    </style:style>
    <style:style style:name="T5" style:family="text">
      <style:text-properties fo:font-size="26pt" officeooo:rsid="001986cf"/>
    </style:style>
    <style:style style:name="T6" style:family="text">
      <style:text-properties fo:font-size="26pt" officeooo:rsid="00203d8d"/>
    </style:style>
    <style:style style:name="T7" style:family="text">
      <style:text-properties fo:font-size="26pt" officeooo:rsid="00231dcd"/>
    </style:style>
    <style:style style:name="T8" style:family="text">
      <style:text-properties fo:font-size="26pt" officeooo:rsid="001cc113"/>
    </style:style>
    <style:style style:name="T9" style:family="text">
      <style:text-properties fo:font-size="26pt" officeooo:rsid="001a6118"/>
    </style:style>
    <style:style style:name="T10" style:family="text">
      <style:text-properties fo:font-size="26pt" officeooo:rsid="002466c5"/>
    </style:style>
    <style:style style:name="T11" style:family="text">
      <style:text-properties fo:font-size="26pt" fo:language="en" fo:country="US" officeooo:rsid="001986cf"/>
    </style:style>
    <style:style style:name="T12" style:family="text">
      <style:text-properties fo:font-size="26pt" fo:language="en" fo:country="US" officeooo:rsid="001cc113"/>
    </style:style>
    <style:style style:name="T13" style:family="text">
      <style:text-properties fo:font-size="26pt" fo:language="en" fo:country="US" officeooo:rsid="002607fa"/>
    </style:style>
    <style:style style:name="T14" style:family="text">
      <style:text-properties fo:font-size="26pt" fo:language="en" fo:country="US" officeooo:rsid="001a6118"/>
    </style:style>
    <style:style style:name="T15" style:family="text">
      <style:text-properties fo:font-size="26pt" fo:language="en" fo:country="US" officeooo:rsid="002466c5"/>
    </style:style>
    <style:style style:name="T16" style:family="text">
      <style:text-properties fo:font-size="26pt" officeooo:rsid="002a043c"/>
    </style:style>
    <style:style style:name="T17" style:family="text">
      <style:text-properties fo:font-size="26pt" officeooo:rsid="002d2388"/>
    </style:style>
    <style:style style:name="T18" style:family="text">
      <style:text-properties fo:font-size="26pt" officeooo:rsid="002ef9ed"/>
    </style:style>
    <style:style style:name="T19" style:family="text">
      <style:text-properties fo:font-size="18pt" fo:language="en" fo:country="US" officeooo:rsid="0011db6b"/>
    </style:style>
    <style:style style:name="T20" style:family="text">
      <style:text-properties fo:font-size="18pt" fo:language="en" fo:country="US" officeooo:rsid="002713a4"/>
    </style:style>
    <style:style style:name="T21" style:family="text">
      <style:text-properties fo:font-size="18pt" fo:language="en" fo:country="US" officeooo:rsid="002a043c"/>
    </style:style>
    <style:style style:name="T22" style:family="text">
      <style:text-properties fo:font-size="18pt" officeooo:rsid="00150f9b"/>
    </style:style>
    <style:style style:name="T23" style:family="text">
      <style:text-properties fo:font-size="18pt" officeooo:rsid="002b9d30"/>
    </style:style>
    <style:style style:name="T24" style:family="text">
      <style:text-properties fo:font-size="14pt" fo:language="en" fo:country="US" officeooo:rsid="000ff4f9"/>
    </style:style>
    <style:style style:name="T25" style:family="text">
      <style:text-properties officeooo:rsid="0022946b"/>
    </style:style>
    <style:style style:name="T26" style:family="text">
      <style:text-properties style:font-name="Times New Roman" fo:font-size="14pt" fo:language="en" fo:country="US" officeooo:rsid="00150f9b"/>
    </style:style>
    <style:style style:name="T27" style:family="text">
      <style:text-properties style:font-name="Times New Roman" fo:font-size="14pt" fo:language="en" fo:country="US" officeooo:rsid="000ff4f9"/>
    </style:style>
    <style:style style:name="T28" style:family="text">
      <style:text-properties fo:language="en" fo:country="US" officeooo:rsid="00150f9b"/>
    </style:style>
    <style:style style:name="T29" style:family="text">
      <style:text-properties fo:language="en" fo:country="US" officeooo:rsid="000ff4f9"/>
    </style:style>
    <style:style style:name="T30" style:family="text">
      <style:text-properties officeooo:rsid="002bdc1a"/>
    </style:style>
    <style:style style:name="T31" style:family="text">
      <style:text-properties officeooo:rsid="0030f77c"/>
    </style:style>
    <style:style style:name="T32" style:family="text">
      <style:text-properties officeooo:rsid="00317eb1"/>
    </style:style>
    <style:style style:name="T33" style:family="text">
      <style:text-properties officeooo:rsid="003366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0">In the presentation I wanna talk about:</text:span></text:p>
      <text:list xml:id="list176988016053912398" text:style-name="L7">
        <text:list-item>
          <text:p text:style-name="P4"><text:span text:style-name="T1">inheritance</text:span><text:span text:style-name="T30"> in j</text:span><text:span text:style-name="T33">avascript</text:span><text:span text:style-name="T30">;</text:span></text:p>
        </text:list-item>
        <text:list-item>
          <text:p text:style-name="P4"><text:span text:style-name="T1">adapter pattern</text:span><text:span text:style-name="T30"> and </text:span><text:span text:style-name="T1">duck typing</text:span><text:span text:style-name="T30">;</text:span></text:p>
        </text:list-item>
        <text:list-item>
          <text:p text:style-name="P20"><text:span text:style-name="T32">the painting process (HTML5 canvas)</text:span></text:p>
        </text:list-item>
        <text:list-item>
          <text:p text:style-name="P20"><text:span text:style-name="T32">jQuery widgets</text:span></text:p>
        </text:list-item>
        <text:list-item>
          <text:p text:style-name="P4"><text:span text:style-name="T1">modularity architecture</text:span><text:span text:style-name="T30"> applied in </text:span><text:span text:style-name="T32">single</text:span><text:span text:style-name="T30"> html page.</text:span></text:p>
        </text:list-item>
      </text:list>
      <text:h text:style-name="P21" text:outline-level="1"><text:span text:style-name="T31">Introduction</text:span></text:h>
      <text:list xml:id="list5636151660081626502" text:style-name="L1">
        <text:list-item>
          <text:p text:style-name="P1">Ce sunt bioritmurile?</text:p>
        </text:list-item>
        <text:list-item>
          <text:p text:style-name="P1">Ce este BioCalc?</text:p>
        </text:list-item>
      </text:list>
      <text:p text:style-name="P2"/>
      <text:h text:style-name="P22" text:outline-level="1"><text:span text:style-name="T4">Inheritance</text:span></text:h>
      <text:list xml:id="list4192051501020416861" text:style-name="L2">
        <text:list-item>
          <text:p text:style-name="P5"><text:span text:style-name="Inline_20_Code"><text:span text:style-name="T11">&lt;...&gt;Biorhythm</text:span></text:span></text:p>
          <text:list>
            <text:list-item>
              <text:p text:style-name="P10"><text:span text:style-name="T4">SinusoidalBiorhythm, AverageBiuorhythm </text:span><text:span text:style-name="T25">- prototypes</text:span></text:p>
            </text:list-item>
            <text:list-item>
              <text:p text:style-name="P11"><text:span text:style-name="T3">R</text:span><text:span text:style-name="T2">eprezintă un bioritm.</text:span></text:p>
            </text:list-item>
            <text:list-item>
              <text:p text:style-name="P11"><text:span text:style-name="T3">C</text:span><text:span text:style-name="T2">alcule</text:span><text:span text:style-name="T3">ază</text:span><text:span text:style-name="T2"> valoare</text:span><text:span text:style-name="T3">a</text:span><text:span text:style-name="T2"> bioritmului pentru ziua </text:span><text:span text:style-name="T3">dată</text:span><text:span text:style-name="T2">.</text:span></text:p>
            </text:list-item>
          </text:list>
        </text:list-item>
        <text:list-item>
          <text:p text:style-name="P6"><text:span text:style-name="Inline_20_Code"><text:span text:style-name="T11">BiorhythmShape</text:span></text:span></text:p>
          <text:list>
            <text:list-item>
              <text:p text:style-name="P12"><text:span text:style-name="T28">u</text:span><text:span text:style-name="T29">n </text:span><text:span text:style-name="T28">obiect </text:span><text:span text:style-name="Inline_20_Code"><text:span text:style-name="T28">&lt;...&gt;Biorhythm</text:span></text:span></text:p>
            </text:list-item>
            <text:list-item>
              <text:p text:style-name="P6"><text:span text:style-name="Inline_20_Code"><text:span text:style-name="T26">d</text:span></text:span><text:span text:style-name="Inline_20_Code"><text:span text:style-name="T27">etalii de afișare (culoare, tip de linie, etc.)</text:span></text:span></text:p>
            </text:list-item>
          </text:list>
        </text:list-item>
      </text:list>
      <text:p text:style-name="P18"><text:span text:style-name="T22"/></text:p>
      <text:p text:style-name="P18"><text:span text:style-name="T23">In javascript you cannot create protected methods.</text:span></text:p>
      <text:p text:style-name="P18"><text:span text:style-name="T23">Alternatives:</text:span></text:p>
      <text:list xml:id="list3940722667311339584" text:style-name="L6">
        <text:list-item>
          <text:p text:style-name="P19"><text:span text:style-name="T23">Create them public and use a naming convention for private and protected members. For example use underscore: </text:span><text:span text:style-name="Inline_20_Code"><text:span text:style-name="T23">this._paint()</text:span></text:span></text:p>
        </text:list-item>
      </text:list>
      <text:p text:style-name="P18"><text:span text:style-name="T22"/></text:p>
      <text:p text:style-name="P14"><text:span text:style-name="T6">[di</text:span><text:span text:style-name="T7">a</text:span><text:span text:style-name="T6">gram]</text:span></text:p>
      <text:h text:style-name="P23" text:outline-level="1"><text:span text:style-name="T5">Ad</text:span><text:span text:style-name="T18">a</text:span><text:span text:style-name="T5">pter Pattern</text:span></text:h>
      <text:list xml:id="list5098463682921663545" text:style-name="L3">
        <text:list-item>
          <text:p text:style-name="P7"><text:span text:style-name="Inline_20_Code"><text:span text:style-name="T11">CommonBiorhythmsPanel</text:span></text:span><text:span text:style-name="T11"> </text:span><text:span text:style-name="T12">object </text:span><text:span text:style-name="T13">- </text:span><text:span text:style-name="T19">Conține și gestionează un set complet de bioritmuri.</text:span></text:p>
        </text:list-item>
        <text:list-item>
          <text:p text:style-name="P8"><text:span text:style-name="Inline_20_Code"><text:span text:style-name="T11">BiorhythmAdapter</text:span></text:span><text:span text:style-name="T11"> </text:span><text:span text:style-name="T12">object –</text:span><text:span text:style-name="T13"> </text:span><text:span text:style-name="T20">Receives an object and provides an Array – duck typing </text:span><text:span text:style-name="T21">(eather the object received is an Array or it provides a method toArray() that return an array.</text:span></text:p>
        </text:list-item>
      </text:list>
      <text:p text:style-name="P15"><text:span text:style-name="T8"/></text:p>
      <text:h text:style-name="P24" text:outline-level="1"><text:span text:style-name="T8">“</text:span><text:span text:style-name="T16">If it walks like a duck and quacks like a duck </text:span><text:span text:style-name="T17">then </text:span><text:span text:style-name="T16">it's a duck.</text:span><text:span text:style-name="T8">”</text:span></text:h>
      <text:p text:style-name="P15"><text:span text:style-name="T8"/></text:p>
      <text:p text:style-name="P15"><text:span text:style-name="T8"/></text:p>
      <text:p text:style-name="P14"><text:span text:style-name="T6">[di</text:span><text:span text:style-name="T7">a</text:span><text:span text:style-name="T6">gram]</text:span></text:p>
      <text:h text:style-name="P23" text:outline-level="1"><text:span text:style-name="T9">Painting on canvas</text:span></text:h>
      <text:p text:style-name="P13"><text:span text:style-name="Inline_20_Code"><text:span text:style-name="T14">Painter</text:span></text:span><text:span text:style-name="T14"> </text:span><text:span text:style-name="T12">object </text:span><text:span text:style-name="T15">- </text:span><text:span text:style-name="T24">Desenează controlul BiorhythmView pe un canvas.</text:span></text:p>
      <text:p text:style-name="P16"><text:span text:style-name="T8"/></text:p>
      <text:p text:style-name="P14"><text:span text:style-name="T6">[di</text:span><text:span text:style-name="T10">a</text:span><text:span text:style-name="T6">gram]</text:span></text:p>
      <text:h text:style-name="P23" text:outline-level="1"><text:span text:style-name="T9">Modularity in UI</text:span></text:h>
      <text:list xml:id="list2977211385309096591" text:style-name="L4">
        <text:list-item>
          <text:p text:style-name="P9"><text:span text:style-name="Inline_20_Code"><text:span text:style-name="T14">PageData</text:span></text:span><text:span text:style-name="T14"> object</text:span></text:p>
        </text:list-item>
        <text:list-item>
          <text:p text:style-name="P9"><text:span text:style-name="Inline_20_Code"><text:span text:style-name="T14">&lt;...&gt;Section</text:span></text:span><text:span text:style-name="T14"> object</text:span></text:p>
        </text:list-item>
      </text:list>
      <text:p text:style-name="P16"><text:span text:style-name="T9"/></text:p>
      <text:p text:style-name="P17"><text:span text:style-name="T6">[di</text:span><text:span text:style-name="T10">a</text:span><text:span text:style-name="T6">gram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TakaoPGothic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TakaoPGothic" style:font-size-asian="14pt" style:font-weight-asian="bold" style:font-name-complex="Lohit Hindi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line_20_Code" style:display-name="Inline Code" style:family="text">
      <style:text-properties style:font-name="Courier New" style:font-size-asian="10.5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z </meta:initial-creator>
    <meta:creation-date>2013-08-31T12:34:50</meta:creation-date>
    <dc:date>2013-09-06T09:11:09</dc:date>
    <dc:creator>Alez </dc:creator>
    <meta:editing-duration>PT2H46M13S</meta:editing-duration>
    <meta:editing-cycles>29</meta:editing-cycles>
    <meta:generator>LibreOffice/4.0.2.2$Linux_X86_64 LibreOffice_project/400m0$Build-2</meta:generator>
    <meta:document-statistic meta:table-count="0" meta:image-count="0" meta:object-count="0" meta:page-count="6" meta:paragraph-count="33" meta:word-count="187" meta:character-count="1193" meta:non-whitespace-character-count="1056"/>
  </office:meta>
</office:document-meta>
</file>